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Display 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{('2.170.0', 1): 7.800245617902068, ('1.710.0', 0): -7.160804171258123, ('1.770.0', 2): -20.890307042246082, ('2.310.0', 0): 1.1964606450436526, ('1.820.0', 2): 0, ('2.210.0', 1): -9.911628559269253, ('1.380.0', 2): -11.60174725692864, ('2.630.0', 2): -100, ('2.220.0', 2): 0, ('1.110.0', 1): 0.01635301989040348, ('1.640.0', 1): -40.10240685965484, ('1.180.0', 0): -7.651539587251881, ('1.020.0', 1): 9.97034238361963e-05, ('1.030.0', 1): -10.0, ('1.480.0', 0): -14.867675907056242, ('2.410.0', 1): 0, ('1.40.0', 2): 0.40014278728725355, ('1.070.0', 1): 0.013689591070932934, ('1.650.0', 0): -100, ('1.720.0', 2): -31.315745141187747, ('1.590.0', 1): -5.276294139126726, ('1.140.0', 2): 0.027551063018101295, ('1.250.0', 0): -7.410556305294577, ('2.590.0', 1): -100, ('2.010.0', 0): 28.84468865389985, ('2.110.0', 2): 0, ('1.990.0', 0): 43.38285967362132, ('1.460.0', 0): -11.374052396600344, ('1.490.0', 0): -5.952498420290294, ('1.420.0', 1): -13.0675968310739, ('1.620.0', 2): -7.651206342141738, ('2.190.0', 0): 7.829248632886369, ('1.310.0', 1): -9.880907243886549, ('2.260.0', 2): 0.14910458124659232, ('1.040.0', 1): 0.0016845673454766715, ('1.050.0', 1): 0.003183998802199901, ('1.390.0', 1): -1.8907702875706716, ('1.730.0', 2): -7.693304955202273, ('2.430.0', 1): -9.897373000000002, ('2.090.0', 0): 11.732667818332214, ('1.630.0', 2): -39.128918475132124, ('1.270.0', 1): -0.048829444105552476, ('1.080.0', 0): -8.9621, ('1.660.0', 0): -11.470574676107008, ('1.610.0', 0): -24.80615457731309, ('1.230.0', 0): -8.336489689405447, ('2.240.0', 0): 1.2455242631743428, ('2.330.0', 2): 0.2185719465864729, ('1.310.0', 2): -0.027472937829045425, ('2.220.0', 0): 1.4868596149832427, ('1.210.0', 2): -0.005881185543469946, ('1.540.0', 1): -14.199076198519922, ('1.860.0', 2): 0, ('1.440.0', 2): -0.12561317978962044, ('2.530.0', 1): 0.0, ('2.660.0', 1): 0.06999999999999999, ('1.670.0', 0): -47.51353942211197, ('2.160.0', 1): 10.806689918973074, ('1.450.0', 2): -9.778851546988959, ('1.170.0', 2): 0.005828696498990631, ('1.280.0', 1): -9.929422275288795, ('2.450.0', 1): 0, ('2.20.0', 2): -100, ('2.440.0', 1): 0.06999999999999999, ('1.470.0', 0): -20.06398478194121, ('2.320.0', 2): -100, ('1.350.0', 1): 0.060446571505263696, ('1.330.0', 1): 0.022075104940575185, ('1.290.0', 0): -8.244252774652509, ('1.380.0', 0): -13.680043952146683, ('1.160.0', 2): 0.013897162376454891, ('1.320.0', 1): -0.40549947703255346, ('1.220.0', 1): -0.00982640039084817, ('1.040.0', 2): 0.004795505813433342, ('2.420.0', 0): -100, ('2.30.0', 2): 0, ('1.680.0', 0): -14.358895976269903, ('2.460.0', 0): 1.11403, ('1.180.0', 2): 0.003415725055777666, ('1.650.0', 2): -11.024996586102832, ('2.510.0', 1): 0.0, ('1.40.0', 0): -10.951600233380551, ('1.920.0', 0): 35.43182328856548, ('2.550.0', 1): -100, ('1.80.0', 1): 24.447800212457174, ('1.520.0', 2): -18.24242241678573, ('1.250.0', 2): -0.031057246231210967, ('1.370.0', 0): -8.329062896389097, ('1.10.0', 2): 0, ('2.290.0', 1): 0.1827443251874853, ('2.70.0', 0): -9.030000000000001, ('1.460.0', 2): -13.846379161181288, ('2.620.0', 0): 1, ('1.620.0', 0): -26.559815316842617, ('2.280.0', 0): -9.100000000000001, ('2.230.0', 1): 0, ('1.430.0', 0): -12.17496916590251, ('2.560.0', 1): 0.0, ('1.060.0', 1): 0.002784772077374941, ('1.510.0', 1): -14.115822797881844, ('2.570.0', 1): 0, ('1.70.0', 1): -46.067675167395066, ('1.630.0', 0): -30.298066984843953, ('2.520.0', 1): -100, ('1.780.0', 1): 12.48937357899095, ('1.090.0', 1): 0.02091688278006337, ('1.610.0', 2): -6.573623030986622, ('1.130.0', 2): 0.02615256096775903, ('2.240.0', 2): 0, ('2.10.0', 0): 26.025242745026844, ('1.530.0', 1): -14.146378603562598, ('1.330.0', 0): -5.5627102131528545, ('1.740.0', 0): -27.347755051467544, ('1.410.0', 1): -12.106450299342061, ('1.120.0', 2): 0.02775833266755886, ('1.450.0', 0): -8.520353235561402, ('1.240.0', 0): -8.389599080983551, ('1.170.0', 0): -7.447725481004903, ('2.470.0', 1): 0, ('2.20.0', 0): 10.002011038003474, ('1.30.0', 0): -100, ('1.470.0', 2): -11.379347594473474, ('2.280.0', 2): 0, ('1.720.0', 1): -35.06768023687995, ('1.140.0', 1): 0.026963773525508026, ('1.560.0', 2): -16.4279767781466, ('2.350.0', 1): -100, ('1.290.0', 2): -0.04855695103899, ('2.480.0', 1): -9.93, ('2.420.0', 2): 0, ('1.550.0', 1): -3.2248402419571014, ('2.30.0', 0): 1.0341624275472805, ('1.680.0', 2): -100, ('1.160.0', 0): -7.595020240594348, ('2.610.0', 0): 1, ('1.810.0', 0): 33.37997424140184, ('1.690.0', 1): -15.877094828736906, ('1.520.0', 0): -0.7176675191599962, ('1.580.0', 1): -19.268367282070752, ('2.040.0', 0): 28.747185375637418, ('1.390.0', 2): 0.21335784928905657, ('1.370.0', 2): 0.11365190279507015, ('1.150.0', 0): -8.497599849391499, ('1.720.0', 0): -9.265286011976825, ('2.250.0', 0): 1.144504815698238, ('2.340.0', 0): 1.1237046090000002, ('2.790.0', 2): 0, ('2.060.0', 2): 32.519302202581166, ('1.190.0', 0): -7.104273414261559, ('2.370.0', 1): 0, ('2.40.0', 1): 0.024048793300000003, ('1.910.0', 0): <text:soft-page-break/>36.727393401756515, ('1.260.0', 1): -0.04078275189816716, ('1.340.0', 1): 0.040480119584962414, ('2.330.0', 1): 0, ('1.50.0', 1): -13.428278517722942, ('1.210.0', 1): -0.0092929323605068, ('1.430.0', 2): -0.09751986744288213, ('1.830.0', 1): 48.434328980995126, ('1.570.0', 1): -19.951029244339704, ('1.010.0', 2): 0.006942532846804114, ('1.00.0', 1): 0.011601779993727622, ('1.60.0', 0): -100, ('1.950.0', 2): 0, ('2.450.0', 2): -100, ('2.170.0', 2): 0, ('1.770.0', 1): 6.196082192523622, ('1.350.0', 2): -12.506019111059194, ('1.330.0', 2): -9.688251074584421, ('1.820.0', 1): 39.30854538412084, ('2.210.0', 0): 1.08870979662855, ('1.220.0', 2): -0.009678658038001388, ('2.130.0', 1): 0, ('1.110.0', 0): -7.210947891485878, ('1.760.0', 0): -22.5263098569243, ('1.120.0', 0): -7.620639423293143, ('1.550.0', 2): -100, ('1.180.0', 1): 0.00377972003730818, ('2.020.0', 2): 0.0, ('1.240.0', 2): -0.02271510245393296, ('1.020.0', 0): -6.988420525895731, ('1.30.0', 2): -6.620961965133955, ('1.650.0', 1): -100, ('1.750.0', 1): -25.931831722315486, ('1.740.0', 1): -18.61279058630508, ('1.590.0', 0): -100, ('1.560.0', 0): -14.853552689314574, ('1.960.0', 2): 0, ('1.250.0', 1): -0.03185522482895883, ('1.20.0', 0): -7.32338745562361, ('1.490.0', 1): -0.5168898432635196, ('1.420.0', 0): 0.9416800311480289, ('1.690.0', 2): -41.65984336048788, ('2.120.0', 2): 19.70243067013224, ('2.140.0', 2): 0.0, ('2.190.0', 1): 0, ('2.360.0', 1): -9.704171142710301, ('1.310.0', 0): -8.185457291705907, ('2.230.0', 2): 0.1640304209651751, ('1.040.0', 0): -6.897581337583153, ('2.490.0', 2): -100, ('1.050.0', 2): 0.007168098378987317, ('1.390.0', 0): -8.198965405528236, ('1.730.0', 1): -100, ('1.150.0', 2): 0.019918602459520672, ('2.110.0', 0): 25.39576212559527, ('2.00.0', 2): 31.576936566749033, ('2.520.0', 2): 0.0, ('1.270.0', 2): -9.958784934083113, ('1.190.0', 2): -0.002550534014131375, ('1.880.0', 2): 0, ('1.130.0', 0): -8.289951314074752, ('1.610.0', 1): -28.12123836022653, ('1.230.0', 1): -0.014117737351903924, ('1.790.0', 1): 7.018520108049632, ('1.530.0', 2): -2.0865521335035675, ('1.860.0', 1): 0, ('2.080.0', 1): 24.53731224284561, ('1.010.0', 0): -7.098842305064655, ('2.030.0', 0): 39.33270497306863, ('1.580.0', 2): -4.858359688427534, ('2.50.0', 0): -9.100000000000001, ('1.670.0', 1): -45.60461358135271, ('1.980.0', 0): 41.719281202425805, ('2.380.0', 2): 0.0, ('1.60.0', 2): -31.259895648801315, ('1.280.0', 0): -7.242421104597339, ('2.450.0', 0): -100, ('1.470.0', 1): -0.2404333478008525, ('1.710.0', 1): -31.666720506947996, ('2.320.0', 1): 0.5999944371519129, ('1.350.0', 0): -9.030000000000001, ('1.290.0', 1): -10.0, ('2.210.0', 2): 0, ('1.380.0', 1): 0.17783069463241963, ('1.220.0', 0): -7.155541478545949, ('2.220.0', 1): 0, ('1.110.0', 2): 0.025973224448974288, ('1.760.0', 2): -23.73129048005055, ('1.360.0', 1): -10.772335168348183, ('1.640.0', 2): -9.385092949263413, ('2.420.0', 1): -100, ('1.020.0', 2): 0.0020818865391044497, ('1.950.0', 0): 35.72723617435508, ('1.030.0', 0): -3.182965094005131, ('1.970.0', 0): 41.8948484808724, ('1.480.0', 1): -12.50185640156269, ('1.40.0', 1): -12.696516346679292, ('1.920.0', 1): 0, ('1.90.0', 1): 48.31844333645224, ('1.590.0', 2): -12.490690536246689, ('2.070.0', 0): 19.80923053878874, ('1.960.0', 0): 49.522757836803535, ('2.180.0', 0): 22.562863846745408, ('2.590.0', 0): 1, ('2.290.0', 0): -9.100000000000001, ('1.460.0', 1): -0.22063764796797086, ('1.20.0', 2): -0.0034239021795066235, ('2.560.0', 2): 0, ('2.620.0', 1): 0, ('1.420.0', 2): -11.880633779458565, ('2.280.0', 1): 0.10201847253331181, ('1.50.0', 2): -0.519861622285589, ('2.230.0', 0): -100, ('1.430.0', 1): -11.59771524376538, ('1.570.0', 2): -4.030508644869174, ('2.260.0', 1): 0.0, ('1.060.0', 0): -6.966134342869326, ('2.490.0', 0): 1.0, ('1.050.0', 0): -6.9356209148944705, ('1.510.0', 0): -14.76938648505543, ('2.570.0', 2): 0, ('1.70.0', 0): -46.7767768422374, ('2.430.0', 2): -9.612819129, ('2.60.0', 1): 0, ('1.630.0', 1): -8.285638281639747, ('1.270.0', 0): -7.413280091705991, ('1.080.0', 1): 0.017070132389969076, ('1.780.0', 2): -100, ('1.360.0', 2): 0.0881437780550267, ('1.090.0', 2): 0.00454134167193436, ('1.660.0', 1): -43.2235818294822, ('2.050.0', 2): 34.61020035081327, ('1.530.0', 0): -14.910417552019434, ('1.540.0', 0): -15.921960952660442, ('2.530.0', 0): 1, ('2.830.0', 2): -100, ('1.640.0', 0): -44.74074142027055, ('1.410.0', 2): 0.3569991636456845, ('2.50.0', 2): 0, ('2.270.0', 2): 0.0, ('2.380.0', 0): -8.846844138104002, ('1.450.0', 1): -0.158911585356199, ('1.440.0', 0): -12.990111499549883, ('1.870.0', 0): 31.942806424943527, ('2.720.0', 2): -100, ('2.020.0', 1): 27.191355734551163, ('1.280.0', 2): -0.050918104381867016, ('2.470.0', 0): 1.1267, ('2.440.0', 0): -9.100000000000001, ('1.750.0', 2): -31.40003989930087, ('2.350.0', 2): 0, ('2.480.0', 2): 0, ('1.320.0', 0): -8.896237000000001, ('2.630.0', 0): -100, ('1.550.0', 0): -7.1343561076655915, ('2.30.0', 1): -9.937,</text:p>
      <text:p text:style-name="P1"><text:soft-page-break/><text:s/>('1.680.0', 1): -48.42387308958487, ('1.160.0', 1): 0.014412810462977583, ('2.580.0', 0): -100, ('1.360.0', 0): -11.184527998369786, ('1.030.0', 2): 0.0034660654122776217, ('2.510.0', 0): -100, ('2.550.0', 0): -100, ('2.410.0', 0): -9.0384, ('1.520.0', 1): -11.811450056611454, ('2.590.0', 2): -9.93, ('1.370.0', 1): -1.934240179094567, ('1.80.0', 2): -8.896856289108475, ('1.850.0', 0): 38.700844428000515, ('2.290.0', 2): 0.018921461034, ('1.620.0', 1): -100, ('2.40.0', 0): -9.08713211, ('1.260.0', 0): -7.6450667622234985, ('1.340.0', 2): -11.081230982566398, ('1.790.0', 2): -20.737935434380724, ('1.50.0', 0): -14.31587468515126, ('2.390.0', 0): 1.0804218988999998, ('1.570.0', 0): -21.413800743430773, ('1.060.0', 2): 0.01032848109387562, ('1.510.0', 2): -0.7965419799401817, ('2.540.0', 0): 1.0, ('2.570.0', 0): -100, ('1.70.0', 2): -14.18078008137361, ('1.00.0', 2): 0.012285101812538819, ('1.780.0', 0): -11.866170116994873, ('1.090.0', 0): -8.602454281493602, ('1.60.0', 1): -5.757394755620008, ('1.940.0', 1): 40.01297893125967, ('2.740.0', 0): 1, ('2.640.0', 0): 1, ('1.710.0', 2): -29.609883405105975, ('1.770.0', 0): -21.09152661355141, ('1.540.0', 2): -2.7207173754842944, ('2.410.0', 2): 0.0709821, ('2.310.0', 2): 0.0, ('1.820.0', 0): -1.7120231973789828, ('1.440.0', 1): -8.54122980035425, ('1.410.0', 0): -8.338922762541278, ('2.270.0', 0): 1.2445504299103507, ('2.130.0', 2): 24.68318505063544, ('1.760.0', 1): -10.590688812346233, ('1.120.0', 1): 0.028183509898946916, ('1.240.0', 1): -9.122740866449979, ('1.170.0', 1): 0.006114002192108026, ('2.20.0', 1): -8.76829442674, ('1.480.0', 2): -0.36291908200550327, ('1.30.0', 1): -0.05211954875699326, ('1.750.0', 0): 1.664137918395209, ('1.740.0', 2): -28.408183345161802, ('1.140.0', 0): -8.187135861033052, ('1.560.0', 1): -3.7860779498572885, ('2.350.0', 0): 1.5124342798503774, ('2.480.0', 0): 1, ('1.320.0', 2): 0.0021700367490063758, ('1.880.0', 0): 31.376972072097207, ('1.20.0', 1): -0.004957258548858053, ('2.580.0', 2): 0, ('1.490.0', 2): -100, ('1.840.0', 0): 43.357866235694566, ('2.140.0', 1): 17.94471479985489, ('2.510.0', 2): 0.0, ('1.690.0', 0): -42.301765443664365, ('2.550.0', 2): -9.0, ('1.260.0', 2): -0.0590699590008002, ('1.580.0', 0): -19.004968315887144, ('1.730.0', 0): -100, ('1.150.0', 1): 0.0196940357523224, ('1.80.0', 0): -8.83234989, ('2.250.0', 1): 0, ('1.10.0', 1): 0.024258184006677064, ('1.930.0', 0): 55.3202934658871, ('1.190.0', 1): -0.0019962492747986043, ('1.080.0', 2): 0.003498247112872738, ('1.660.0', 2): -38.23616390043739, ('2.370.0', 0): 1.1664399093, ('2.40.0', 2): 0, ('1.230.0', 2): -10.010973513772724, ('1.340.0', 0): -7.477097034206656, ('2.330.0', 0): -9.030000000000001, ('1.790.0', 0): -17.968963697699856, ('2.150.0', 2): 21.131127875567515, ('1.210.0', 0): -7.8532155668607135, ('1.860.0', 0): 32.53478421295836, ('1.010.0', 1): 0.007379396915247923, ('1.890.0', 1): 40.74920951275441, ('1.00.0', 0): -7.060739370997565, ('1.670.0', 2): -13.735692862812805, ('2.680.0', 0): 1, ('1.130.0', 1): 0.02580947340897665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4T19:49:17.162144701</meta:creation-date>
    <dc:date>2021-02-14T19:49:52.132948611</dc:date>
    <meta:editing-duration>PT36S</meta:editing-duration>
    <meta:editing-cycles>1</meta:editing-cycles>
    <meta:document-statistic meta:table-count="0" meta:image-count="0" meta:object-count="0" meta:page-count="3" meta:paragraph-count="2" meta:word-count="1200" meta:character-count="12949" meta:non-whitespace-character-count="11750"/>
    <meta:generator>LibreOffice/6.0.7.3$Linux_X86_64 LibreOffice_project/00m0$Build-3</meta:generator>
  </office:meta>
</office:document-meta>
</file>